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font-name="Cumberland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rameterChoiceForBestAlph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3.0122795184212">
            <text:p>23.012280</text:p>
          </table:table-cell>
          <table:table-cell office:value-type="float" office:value="0.727723343661792">
            <text:p>0.7277233</text:p>
          </table:table-cell>
          <table:table-cell office:value-type="float" office:value="0.674283177846496">
            <text:p>0.6742832</text:p>
          </table:table-cell>
          <table:table-cell/>
          <table:table-cell>
            <draw:frame table:end-cell-address="parameterChoiceForBestAlpha.M24" table:end-x="0.1866in" table:end-y="0.0965in" draw:z-index="0" draw:style-name="gr1" draw:text-style-name="P1" svg:width="6.3in" svg:height="3.535in" svg:x="0.1098in" svg:y="0.0843in">
              <draw:object draw:notify-on-update-of-ranges="parameterChoiceForBestAlpha.A5:parameterChoiceForBestAlpha.A23 parameterChoiceForBestAlpha.B4:parameterChoiceForBestAlpha.B4 parameterChoiceForBestAlpha.B5:parameterChoiceForBestAlpha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23.0741126356651">
            <text:p>23.074113</text:p>
          </table:table-cell>
          <table:table-cell office:value-type="float" office:value="0.84414021425307">
            <text:p>0.8441402</text:p>
          </table:table-cell>
          <table:table-cell office:value-type="float" office:value="0.77301352302265">
            <text:p>0.773013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3.1358826834313">
            <text:p>23.135883</text:p>
          </table:table-cell>
          <table:table-cell office:value-type="float" office:value="0.904377455048168">
            <text:p>0.9043775</text:p>
          </table:table-cell>
          <table:table-cell office:value-type="float" office:value="0.847119254385396">
            <text:p>0.8471193</text:p>
          </table:table-cell>
          <table:table-cell table:number-columns-repeated="4"/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3.1449398815287">
            <text:p>23.144940</text:p>
          </table:table-cell>
          <table:table-cell office:value-type="float" office:value="0.947258185662928">
            <text:p>0.9472582</text:p>
          </table:table-cell>
          <table:table-cell office:value-type="float" office:value="0.897525853808477">
            <text:p>0.8975259</text:p>
          </table:table-cell>
          <table:table-cell table:number-columns-repeated="4"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4.7988736710095">
            <text:p>24.798874</text:p>
          </table:table-cell>
          <table:table-cell office:value-type="float" office:value="0.97006051702168">
            <text:p>0.9700605</text:p>
          </table:table-cell>
          <table:table-cell office:value-type="float" office:value="0.937841030313666">
            <text:p>0.9378410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4.8124613205858">
            <text:p>24.812461</text:p>
          </table:table-cell>
          <table:table-cell office:value-type="float" office:value="0.983835998411832">
            <text:p>0.9838360</text:p>
          </table:table-cell>
          <table:table-cell office:value-type="float" office:value="0.965254909889746">
            <text:p>0.9652549</text:p>
          </table:table-cell>
          <table:table-cell table:number-columns-repeated="4"/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25.4834006337223">
            <text:p>25.483401</text:p>
          </table:table-cell>
          <table:table-cell office:value-type="float" office:value="0.991942243529892">
            <text:p>0.9919422</text:p>
          </table:table-cell>
          <table:table-cell office:value-type="float" office:value="0.982435671058301">
            <text:p>0.9824357</text:p>
          </table:table-cell>
          <table:table-cell table:number-columns-repeated="4"/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5.7913822674656">
            <text:p>25.791382</text:p>
          </table:table-cell>
          <table:table-cell office:value-type="float" office:value="0.996671319032273">
            <text:p>0.9966713</text:p>
          </table:table-cell>
          <table:table-cell office:value-type="float" office:value="0.993063105521605">
            <text:p>0.9930631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5.5710091854511">
            <text:p>25.571009</text:p>
          </table:table-cell>
          <table:table-cell office:value-type="float" office:value="0.999204567179543">
            <text:p>0.9992046</text:p>
          </table:table-cell>
          <table:table-cell office:value-type="float" office:value="0.998443470619921">
            <text:p>0.9984435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1.1">
            <text:p>1.1</text:p>
          </table:table-cell>
          <table:table-cell office:value-type="float" office:value="26.9019615037629">
            <text:p>26.901962</text:p>
          </table:table-cell>
          <table:table-cell office:value-type="float" office:value="0.999235801215857">
            <text:p>0.9992358</text:p>
          </table:table-cell>
          <table:table-cell office:value-type="float" office:value="0.998633997857944">
            <text:p>0.9986340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6.6507184476539">
            <text:p>26.650718</text:p>
          </table:table-cell>
          <table:table-cell office:value-type="float" office:value="0.996956483338341">
            <text:p>0.9969565</text:p>
          </table:table-cell>
          <table:table-cell office:value-type="float" office:value="0.995284343758151">
            <text:p>0.9952843</text:p>
          </table:table-cell>
          <table:table-cell table:number-columns-repeated="4"/>
        </table:table-row>
        <table:table-row table:style-name="ro2">
          <table:table-cell office:value-type="float" office:value="1.3">
            <text:p>1.3</text:p>
          </table:table-cell>
          <table:table-cell office:value-type="float" office:value="26.9199866318876">
            <text:p>26.919987</text:p>
          </table:table-cell>
          <table:table-cell office:value-type="float" office:value="0.993116844811452">
            <text:p>0.9931168</text:p>
          </table:table-cell>
          <table:table-cell office:value-type="float" office:value="0.990758915692616">
            <text:p>0.9907589</text:p>
          </table:table-cell>
          <table:table-cell table:number-columns-repeated="4"/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7.530539306524">
            <text:p>27.530539</text:p>
          </table:table-cell>
          <table:table-cell office:value-type="float" office:value="0.989024926965413">
            <text:p>0.9890249</text:p>
          </table:table-cell>
          <table:table-cell office:value-type="float" office:value="0.986067028472131">
            <text:p>0.9860670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7.9276842430668">
            <text:p>27.927684</text:p>
          </table:table-cell>
          <table:table-cell office:value-type="float" office:value="0.983762501366384">
            <text:p>0.9837625</text:p>
          </table:table-cell>
          <table:table-cell office:value-type="float" office:value="0.980485596277082">
            <text:p>0.9804856</text:p>
          </table:table-cell>
          <table:table-cell table:number-columns-repeated="4"/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8.4416347931287">
            <text:p>28.441635</text:p>
          </table:table-cell>
          <table:table-cell office:value-type="float" office:value="0.977968494990927">
            <text:p>0.9779685</text:p>
          </table:table-cell>
          <table:table-cell office:value-type="float" office:value="0.974426181259041">
            <text:p>0.9744262</text:p>
          </table:table-cell>
          <table:table-cell table:number-columns-repeated="4"/>
        </table:table-row>
        <table:table-row table:style-name="ro2">
          <table:table-cell office:value-type="float" office:value="1.7">
            <text:p>1.7</text:p>
          </table:table-cell>
          <table:table-cell office:value-type="float" office:value="26.7928312747001">
            <text:p>26.792831</text:p>
          </table:table-cell>
          <table:table-cell office:value-type="float" office:value="0.971507489856134">
            <text:p>0.9715075</text:p>
          </table:table-cell>
          <table:table-cell office:value-type="float" office:value="0.967907598283206">
            <text:p>0.9679076</text:p>
          </table:table-cell>
          <table:table-cell table:number-columns-repeated="4"/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8.1509431574237">
            <text:p>28.150943</text:p>
          </table:table-cell>
          <table:table-cell office:value-type="float" office:value="0.964672968753703">
            <text:p>0.9646730</text:p>
          </table:table-cell>
          <table:table-cell office:value-type="float" office:value="0.961098230139958">
            <text:p>0.9610982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8.63885425744">
            <text:p>28.638854</text:p>
          </table:table-cell>
          <table:table-cell office:value-type="float" office:value="0.957496353993884">
            <text:p>0.9574964</text:p>
          </table:table-cell>
          <table:table-cell office:value-type="float" office:value="0.954067322205287">
            <text:p>0.9540673</text:p>
          </table:table-cell>
          <table:table-cell table:number-columns-repeated="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parameterChoiceForBestAlpha.H50" table:end-x="0.3185in" table:end-y="0.0335in" draw:z-index="2" draw:style-name="gr1" draw:text-style-name="P1" svg:width="6.3in" svg:height="3.535in" svg:x="0.2413in" svg:y="0.0543in">
              <draw:object draw:notify-on-update-of-ranges="parameterChoiceForBestAlpha.A5:parameterChoiceForBestAlpha.A23 parameterChoiceForBestAlpha.D4:parameterChoiceForBestAlpha.D4 parameterChoiceForBestAlpha.D5:parameterChoiceForBestAlpha.D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parameterChoiceForBestAlpha.P50" table:end-x="0.0488in" table:end-y="0.0906in" draw:z-index="1" draw:style-name="gr1" draw:text-style-name="P1" svg:width="6.2988in" svg:height="3.5429in" svg:x="0.8622in" svg:y="0.1035in">
              <draw:object draw:notify-on-update-of-ranges="parameterChoiceForBestAlpha.A5:parameterChoiceForBestAlpha.A23 parameterChoiceForBestAlpha.C4:parameterChoiceForBestAlpha.C4 parameterChoiceForBestAlpha.C5:parameterChoiceForBestAlpha.C2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swarmSizeTes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office:value-type="string">
            <text:p>Swarm Size</text:p>
          </table:table-cell>
          <table:table-cell table:style-name="Default" office:value-type="string">
            <text:p>rmse</text:p>
          </table:table-cell>
          <table:table-cell table:style-name="Default" office:value-type="string">
            <text:p>scc</text:p>
          </table:table-cell>
          <table:table-cell table:style-name="Default" office:value-type="string">
            <text:p>pcc</text:p>
          </table:table-cell>
          <table:table-cell office:value-type="string">
            <text:p>time (s)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.0155616133415">
            <text:p>26.015562</text:p>
          </table:table-cell>
          <table:table-cell office:value-type="float" office:value="0.99998240332546">
            <text:p>0.9999824</text:p>
          </table:table-cell>
          <table:table-cell office:value-type="float" office:value="0.999979231485446">
            <text:p>0.9999792</text:p>
          </table:table-cell>
          <table:table-cell table:style-name="ce3" office:value-type="float" office:value="660.2452917099">
            <text:p>660.25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.5971259067359">
            <text:p>24.597126</text:p>
          </table:table-cell>
          <table:table-cell office:value-type="float" office:value="0.999827688351762">
            <text:p>0.9998277</text:p>
          </table:table-cell>
          <table:table-cell office:value-type="float" office:value="0.999801077225949">
            <text:p>0.9998011</text:p>
          </table:table-cell>
          <table:table-cell table:style-name="ce4" office:value-type="float" office:value="415.267109394074">
            <text:p>415.2671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.329329113091">
            <text:p>25.329329</text:p>
          </table:table-cell>
          <table:table-cell office:value-type="float" office:value="0.996326809400656">
            <text:p>0.9963268</text:p>
          </table:table-cell>
          <table:table-cell office:value-type="float" office:value="0.995756607537829">
            <text:p>0.9957566</text:p>
          </table:table-cell>
          <table:table-cell table:style-name="ce4" office:value-type="float" office:value="170.068595170975">
            <text:p>170.0686</text:p>
          </table:table-cell>
          <table:table-cell table:number-columns-repeated="3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7"/>
          <table:table-cell>
            <draw:frame table:end-cell-address="swarmSizeTest.O29" table:end-x="0.4177in" table:end-y="0.0976in" draw:z-index="0" draw:style-name="gr1" draw:text-style-name="P1" svg:width="6.3in" svg:height="3.5457in" svg:x="0.3409in" svg:y="0.1083in">
              <draw:object draw:notify-on-update-of-ranges="swarmSizeTest.A2:swarmSizeTest.A4 swarmSizeTest.B1:swarmSizeTest.B1 swarmSizeTest.B2:swarmSizeTest.B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>
            <draw:frame table:end-cell-address="swarmSizeTest.H33" table:end-x="0.2638in" table:end-y="0.0346in" draw:z-index="3" draw:style-name="gr1" draw:text-style-name="P1" svg:width="6.3in" svg:height="3.5366in" svg:x="0.1866in" svg:y="0.0543in">
              <draw:object draw:notify-on-update-of-ranges="swarmSizeTest.A1:swarmSizeTest.A1 swarmSizeTest.A2:swarmSizeTest.A4 swarmSizeTest.E1:swarmSizeTest.E1 swarmSizeTest.E2:swarmSizeTest.E4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7">
          <table:table-cell table:number-columns-repeated="8"/>
        </table:table-row>
        <table:table-row table:style-name="ro2" table:number-rows-repeated="13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>
            <draw:frame table:end-cell-address="swarmSizeTest.H54" table:end-x="0.3843in" table:end-y="0.0189in" draw:z-index="1" draw:style-name="gr1" draw:text-style-name="P1" svg:width="6.2996in" svg:height="3.5457in" svg:x="0.3075in" svg:y="0.0295in">
              <draw:object draw:notify-on-update-of-ranges="swarmSizeTest.A2:swarmSizeTest.A4 swarmSizeTest.C1:swarmSizeTest.C1 swarmSizeTest.C2:swarmSizeTest.C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3"/>
          <table:table-cell table:number-columns-repeated="3"/>
          <table:table-cell>
            <draw:frame table:end-cell-address="swarmSizeTest.O53" table:end-x="0.8012in" table:end-y="0.176in" draw:z-index="2" draw:style-name="gr1" draw:text-style-name="P1" svg:width="6.2996in" svg:height="3.5457in" svg:x="0.7248in" svg:y="0.0087in">
              <draw:object draw:notify-on-update-of-ranges="swarmSizeTest.A2:swarmSizeTest.A4 swarmSizeTest.D1:swarmSizeTest.D1 swarmSizeTest.D2:swarmSizeTest.D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</table:table>
      <table:table table:name="threshold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threshold</text:p>
          </table:table-cell>
          <table:table-cell office:value-type="string">
            <text:p>SCC</text:p>
          </table:table-cell>
          <table:table-cell office:value-type="string">
            <text:p>PCC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table:style-name="ce5" office:value-type="float" office:value="0.1">
            <text:p>0.10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3" office:value-type="float" office:value="25.891424833776">
            <text:p>25.89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table:style-name="ce5" office:value-type="float" office:value="0.01">
            <text:p>0.010000</text:p>
          </table:table-cell>
          <table:table-cell table:style-name="ce2" office:value-type="float" office:value="0.994677524074646">
            <text:p>0.9946775</text:p>
          </table:table-cell>
          <table:table-cell table:style-name="ce2" office:value-type="float" office:value="0.995110771161476">
            <text:p>0.9951108</text:p>
          </table:table-cell>
          <table:table-cell table:style-name="ce3" office:value-type="float" office:value="25.891424833776">
            <text:p>25.89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table:style-name="ce5" office:value-type="float" office:value="0.001">
            <text:p>0.0010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table:style-name="ce5" office:value-type="float" office:value="0.0001">
            <text:p>0.00010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table:style-name="ce5" office:value-type="float" office:value="0.00001">
            <text:p>0.000010</text:p>
          </table:table-cell>
          <table:table-cell table:style-name="ce2" office:value-type="float" office:value="0.995870980797196">
            <text:p>0.9958710</text:p>
          </table:table-cell>
          <table:table-cell table:style-name="ce2" office:value-type="float" office:value="0.995323261792214">
            <text:p>0.9953233</text:p>
          </table:table-cell>
          <table:table-cell table:style-name="ce3" office:value-type="float" office:value="27.2971230073361">
            <text:p>27.3</text:p>
          </table:table-cell>
          <table:table-cell/>
          <table:table-cell table:style-name="ce5"/>
          <table:table-cell table:number-columns-repeated="2"/>
        </table:table-row>
        <table:table-row table:style-name="ro2">
          <table:table-cell table:style-name="ce5" office:value-type="float" office:value="0.000001">
            <text:p>0.000001</text:p>
          </table:table-cell>
          <table:table-cell table:style-name="ce2" office:value-type="float" office:value="0.99998240332546">
            <text:p>0.9999824</text:p>
          </table:table-cell>
          <table:table-cell table:style-name="ce2" office:value-type="float" office:value="0.999979231485446">
            <text:p>0.9999792</text:p>
          </table:table-cell>
          <table:table-cell table:style-name="ce3" office:value-type="float" office:value="26.0155616133415">
            <text:p>26.02</text:p>
          </table:table-cell>
          <table:table-cell/>
          <table:table-cell table:style-name="ce5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>
          <table:table-cell>
            <draw:frame table:end-cell-address="thresholdTest.H37" table:end-x="0.0768in" table:end-y="0.122in" draw:z-index="0" draw:style-name="gr1" draw:text-style-name="P1" svg:width="6.2996in" svg:height="3.5457in" svg:x="0in" svg:y="0.1327in">
              <draw:object draw:notify-on-update-of-ranges="thresholdTest.A2:thresholdTest.A7 thresholdTest.B1:thresholdTest.B1 thresholdTest.B2:thresholdTest.B7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>
            <draw:frame table:end-cell-address="thresholdTest.O37" table:end-x="0.2524in" table:end-y="0.1429in" draw:z-index="2" draw:style-name="gr1" draw:text-style-name="P1" svg:width="6.2996in" svg:height="3.5457in" svg:x="0.176in" svg:y="0.1535in">
              <draw:object draw:notify-on-update-of-ranges="thresholdTest.A2:thresholdTest.A7 thresholdTest.D1:thresholdTest.D1 thresholdTest.D2:thresholdTest.D7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8"/>
        </table:table-row>
        <table:table-row table:style-name="ro2">
          <table:table-cell>
            <draw:frame table:end-cell-address="thresholdTest.H58" table:end-x="0.6807in" table:end-y="0.1429in" draw:z-index="1" draw:style-name="gr1" draw:text-style-name="P1" svg:width="6.3in" svg:height="3.5457in" svg:x="0.6035in" svg:y="0.1531in">
              <draw:object draw:notify-on-update-of-ranges="thresholdTest.A2:thresholdTest.A7 thresholdTest.C1:thresholdTest.C1 thresholdTest.C2:thresholdTest.C7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</table:table-row>
      </table:table>
      <table:table table:name="noiseLevelTest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Noise level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table:number-columns-repeated="4"/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0.99998240332546">
            <text:p>0.9999824</text:p>
          </table:table-cell>
          <table:table-cell table:style-name="ce1" office:value-type="float" office:value="26.0155616133415">
            <text:p>26.015562</text:p>
          </table:table-cell>
          <table:table-cell table:style-name="ce2" office:value-type="float" office:value="0.999979231485446">
            <text:p>0.9999792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table:style-name="ce2" office:value-type="float" office:value="0.996707537716836">
            <text:p>0.9967075</text:p>
          </table:table-cell>
          <table:table-cell table:style-name="ce1" office:value-type="float" office:value="26.7760010700324">
            <text:p>26.776001</text:p>
          </table:table-cell>
          <table:table-cell table:style-name="ce2" office:value-type="float" office:value="0.996703226769754">
            <text:p>0.9967032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table:style-name="ce2" office:value-type="float" office:value="0.996373293819411">
            <text:p>0.9963733</text:p>
          </table:table-cell>
          <table:table-cell table:style-name="ce1" office:value-type="float" office:value="26.8655367491004">
            <text:p>26.865537</text:p>
          </table:table-cell>
          <table:table-cell table:style-name="ce2" office:value-type="float" office:value="0.996605569931485">
            <text:p>0.9966056</text:p>
          </table:table-cell>
          <table:table-cell table:number-columns-repeated="4"/>
        </table:table-row>
        <table:table-row table:style-name="ro2">
          <table:table-cell office:value-type="float" office:value="70">
            <text:p>70</text:p>
          </table:table-cell>
          <table:table-cell table:style-name="ce2" office:value-type="float" office:value="0.997263571225272">
            <text:p>0.9972636</text:p>
          </table:table-cell>
          <table:table-cell table:style-name="ce1" office:value-type="float" office:value="26.9762563277942">
            <text:p>26.976256</text:p>
          </table:table-cell>
          <table:table-cell table:style-name="ce2" office:value-type="float" office:value="0.996730064735662">
            <text:p>0.9967301</text:p>
          </table:table-cell>
          <table:table-cell table:number-columns-repeated="4"/>
        </table:table-row>
        <table:table-row table:style-name="ro2">
          <table:table-cell office:value-type="float" office:value="100">
            <text:p>100</text:p>
          </table:table-cell>
          <table:table-cell table:style-name="ce2" office:value-type="float" office:value="0.994494523294179">
            <text:p>0.9944945</text:p>
          </table:table-cell>
          <table:table-cell table:style-name="ce1" office:value-type="float" office:value="25.3080454081348">
            <text:p>25.308045</text:p>
          </table:table-cell>
          <table:table-cell table:style-name="ce2" office:value-type="float" office:value="0.994220920273487">
            <text:p>0.9942209</text:p>
          </table:table-cell>
          <table:table-cell table:number-columns-repeated="4"/>
        </table:table-row>
        <table:table-row table:style-name="ro2">
          <table:table-cell office:value-type="float" office:value="130">
            <text:p>130</text:p>
          </table:table-cell>
          <table:table-cell table:style-name="ce2" office:value-type="float" office:value="0.993030496459454">
            <text:p>0.9930305</text:p>
          </table:table-cell>
          <table:table-cell table:style-name="ce1" office:value-type="float" office:value="26.7196134061735">
            <text:p>26.719613</text:p>
          </table:table-cell>
          <table:table-cell table:style-name="ce2" office:value-type="float" office:value="0.992999855836544">
            <text:p>0.9929999</text:p>
          </table:table-cell>
          <table:table-cell table:number-columns-repeated="4"/>
        </table:table-row>
        <table:table-row table:style-name="ro2">
          <table:table-cell office:value-type="float" office:value="150">
            <text:p>150</text:p>
          </table:table-cell>
          <table:table-cell table:style-name="ce2" office:value-type="float" office:value="0.994290315433369">
            <text:p>0.9942903</text:p>
          </table:table-cell>
          <table:table-cell table:style-name="ce1" office:value-type="float" office:value="26.5720234976106">
            <text:p>26.572023</text:p>
          </table:table-cell>
          <table:table-cell table:style-name="ce2" office:value-type="float" office:value="0.99482984046709">
            <text:p>0.9948298</text:p>
          </table:table-cell>
          <table:table-cell table:number-columns-repeated="4"/>
        </table:table-row>
        <table:table-row table:style-name="ro2">
          <table:table-cell office:value-type="float" office:value="170">
            <text:p>170</text:p>
          </table:table-cell>
          <table:table-cell table:style-name="ce2" office:value-type="float" office:value="0.996605542491752">
            <text:p>0.9966055</text:p>
          </table:table-cell>
          <table:table-cell table:style-name="ce1" office:value-type="float" office:value="27.1443753593241">
            <text:p>27.144375</text:p>
          </table:table-cell>
          <table:table-cell table:style-name="ce2" office:value-type="float" office:value="0.996356840866297">
            <text:p>0.9963568</text:p>
          </table:table-cell>
          <table:table-cell table:number-columns-repeated="4"/>
        </table:table-row>
        <table:table-row table:style-name="ro2">
          <table:table-cell office:value-type="float" office:value="200">
            <text:p>200</text:p>
          </table:table-cell>
          <table:table-cell table:style-name="ce2" office:value-type="float" office:value="0.997257571879293">
            <text:p>0.9972576</text:p>
          </table:table-cell>
          <table:table-cell table:style-name="ce1" office:value-type="float" office:value="26.3887029711031">
            <text:p>26.388703</text:p>
          </table:table-cell>
          <table:table-cell table:style-name="ce2" office:value-type="float" office:value="0.997096891081244">
            <text:p>0.9970969</text:p>
          </table:table-cell>
          <table:table-cell table:number-columns-repeated="4"/>
        </table:table-row>
        <table:table-row table:style-name="ro2">
          <table:table-cell office:value-type="float" office:value="250">
            <text:p>250</text:p>
          </table:table-cell>
          <table:table-cell table:style-name="ce2" office:value-type="float" office:value="0.995077982698343">
            <text:p>0.9950780</text:p>
          </table:table-cell>
          <table:table-cell table:style-name="ce1" office:value-type="float" office:value="26.5046522769924">
            <text:p>26.504652</text:p>
          </table:table-cell>
          <table:table-cell table:style-name="ce2" office:value-type="float" office:value="0.995491544913667">
            <text:p>0.9954915</text:p>
          </table:table-cell>
          <table:table-cell table:number-columns-repeated="4"/>
        </table:table-row>
        <table:table-row table:style-name="ro2">
          <table:table-cell office:value-type="float" office:value="300">
            <text:p>300</text:p>
          </table:table-cell>
          <table:table-cell table:style-name="ce2" office:value-type="float" office:value="0.992251784314861">
            <text:p>0.9922518</text:p>
          </table:table-cell>
          <table:table-cell table:style-name="ce1" office:value-type="float" office:value="27.344514452602">
            <text:p>27.344514</text:p>
          </table:table-cell>
          <table:table-cell table:style-name="ce2" office:value-type="float" office:value="0.993056527208882">
            <text:p>0.9930565</text:p>
          </table:table-cell>
          <table:table-cell table:number-columns-repeated="4"/>
        </table:table-row>
        <table:table-row table:style-name="ro2">
          <table:table-cell office:value-type="float" office:value="350">
            <text:p>350</text:p>
          </table:table-cell>
          <table:table-cell table:style-name="ce2" office:value-type="float" office:value="0.989830915638319">
            <text:p>0.9898309</text:p>
          </table:table-cell>
          <table:table-cell table:style-name="ce1" office:value-type="float" office:value="25.8845982701771">
            <text:p>25.884598</text:p>
          </table:table-cell>
          <table:table-cell table:style-name="ce2" office:value-type="float" office:value="0.990338148913338">
            <text:p>0.9903381</text:p>
          </table:table-cell>
          <table:table-cell table:number-columns-repeated="4"/>
        </table:table-row>
        <table:table-row table:style-name="ro2">
          <table:table-cell office:value-type="float" office:value="400">
            <text:p>400</text:p>
          </table:table-cell>
          <table:table-cell table:style-name="ce2" office:value-type="float" office:value="0.992936404282722">
            <text:p>0.9929364</text:p>
          </table:table-cell>
          <table:table-cell table:style-name="ce1" office:value-type="float" office:value="25.3023531797448">
            <text:p>25.302353</text:p>
          </table:table-cell>
          <table:table-cell table:style-name="ce2" office:value-type="float" office:value="0.990903718116543">
            <text:p>0.9909037</text:p>
          </table:table-cell>
          <table:table-cell table:number-columns-repeated="4"/>
        </table:table-row>
        <table:table-row table:style-name="ro2" table:number-rows-repeated="5">
          <table:table-cell table:number-columns-repeated="8"/>
        </table:table-row>
        <table:table-row table:style-name="ro2">
          <table:table-cell>
            <draw:frame table:end-cell-address="noiseLevelTest.H40" table:end-x="0.2201in" table:end-y="0.0583in" draw:z-index="0" draw:style-name="gr1" draw:text-style-name="P1" svg:width="6.3in" svg:height="3.5457in" svg:x="0.1429in" svg:y="0.0685in">
              <draw:object draw:notify-on-update-of-ranges="noiseLevelTest.A2:noiseLevelTest.A14 noiseLevelTest.B1:noiseLevelTest.B1 noiseLevelTest.B2:noiseLevelTest.B14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2">
          <table:table-cell table:number-columns-repeated="7"/>
          <table:table-cell>
            <draw:frame table:end-cell-address="noiseLevelTest.O41" table:end-x="0.3898in" table:end-y="0.0531in" draw:z-index="2" draw:style-name="gr1" draw:text-style-name="P1" svg:width="6.2988in" svg:height="3.5429in" svg:x="0.3142in" svg:y="0.0665in">
              <draw:object draw:notify-on-update-of-ranges="noiseLevelTest.A2:noiseLevelTest.A14 noiseLevelTest.D1:noiseLevelTest.D1 noiseLevelTest.D2:noiseLevelTest.D14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</table:table-row>
        <table:table-row table:style-name="ro2" table:number-rows-repeated="24">
          <table:table-cell table:number-columns-repeated="8"/>
        </table:table-row>
        <table:table-row table:style-name="ro2">
          <table:table-cell>
            <draw:frame table:end-cell-address="noiseLevelTest.H66" table:end-x="0.5382in" table:end-y="0.1441in" draw:z-index="1" draw:style-name="gr1" draw:text-style-name="P1" svg:width="6.3in" svg:height="3.5457in" svg:x="0.461in" svg:y="0.1543in">
              <draw:object draw:notify-on-update-of-ranges="noiseLevelTest.A2:noiseLevelTest.A14 noiseLevelTest.C1:noiseLevelTest.C1 noiseLevelTest.C2:noiseLevelTest.C1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7"/>
        </table:table-row>
      </table:table>
      <table:table table:name="consistency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iteration</text:p>
          </table:table-cell>
          <table:table-cell office:value-type="string">
            <text:p>scc</text:p>
          </table:table-cell>
          <table:table-cell office:value-type="string">
            <text:p>rmse</text:p>
          </table:table-cell>
          <table:table-cell office:value-type="string">
            <text:p>pcc</text:p>
          </table:table-cell>
          <table:table-cell office:value-type="string">
            <text:p>tm scor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</table:table>
      <table:table table:name="Coeffecient test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pearson</text:p>
          </table:table-cell>
          <table:table-cell office:value-type="string">
            <text:p>spearman</text:p>
          </table:table-cell>
          <table:table-cell office:value-type="string">
            <text:p>rmse</text:p>
          </table:table-cell>
          <table:table-cell table:number-columns-repeated="4"/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2.2">
            <text:p>2.2</text:p>
          </table:table-cell>
          <table:table-cell table:style-name="ce1" office:value-type="float" office:value="0.993806555254831">
            <text:p>0.993807</text:p>
          </table:table-cell>
          <table:table-cell table:style-name="ce1" office:value-type="float" office:value="0.993186753013054">
            <text:p>0.993187</text:p>
          </table:table-cell>
          <table:table-cell table:style-name="ce1" office:value-type="float" office:value="27.2695618661711">
            <text:p>27.26956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table:style-name="ce1" office:value-type="float" office:value="0.994297929236677">
            <text:p>0.994298</text:p>
          </table:table-cell>
          <table:table-cell table:style-name="ce1" office:value-type="float" office:value="0.993771305985321">
            <text:p>0.993771</text:p>
          </table:table-cell>
          <table:table-cell table:style-name="ce1" office:value-type="float" office:value="26.6363321840341">
            <text:p>26.636332</text:p>
          </table:table-cell>
          <table:table-cell table:number-columns-repeated="4"/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.2">
            <text:p>2.2</text:p>
          </table:table-cell>
          <table:table-cell table:style-name="ce1" office:value-type="float" office:value="0.997001421560944">
            <text:p>0.997001</text:p>
          </table:table-cell>
          <table:table-cell table:style-name="ce1" office:value-type="float" office:value="0.996820163107798">
            <text:p>0.996820</text:p>
          </table:table-cell>
          <table:table-cell table:style-name="ce1" office:value-type="float" office:value="25.9094170663324">
            <text:p>25.909417</text:p>
          </table:table-cell>
          <table:table-cell table:number-columns-repeated="4"/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2.2">
            <text:p>2.2</text:p>
          </table:table-cell>
          <table:table-cell table:style-name="ce1" office:value-type="float" office:value="0.996493791966315">
            <text:p>0.996494</text:p>
          </table:table-cell>
          <table:table-cell table:style-name="ce1" office:value-type="float" office:value="0.996219760529307">
            <text:p>0.996220</text:p>
          </table:table-cell>
          <table:table-cell table:style-name="ce1" office:value-type="float" office:value="26.7675591382114">
            <text:p>26.767559</text:p>
          </table:table-cell>
          <table:table-cell table:number-columns-repeated="4"/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.2">
            <text:p>2.2</text:p>
          </table:table-cell>
          <table:table-cell table:style-name="ce1" office:value-type="float" office:value="0.025457034209788">
            <text:p>0.025457</text:p>
          </table:table-cell>
          <table:table-cell table:style-name="ce1" office:value-type="float" office:value="0.0201768409517453">
            <text:p>0.020177</text:p>
          </table:table-cell>
          <table:table-cell table:style-name="ce1" office:value-type="float" office:value="24.2573577779805">
            <text:p>24.257358</text:p>
          </table:table-cell>
          <table:table-cell table:number-columns-repeated="4"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.2">
            <text:p>2.2</text:p>
          </table:table-cell>
          <table:table-cell table:style-name="ce1" office:value-type="float" office:value="0.0291282426030332">
            <text:p>0.029128</text:p>
          </table:table-cell>
          <table:table-cell table:style-name="ce1" office:value-type="float" office:value="0.0301026308959027">
            <text:p>0.030103</text:p>
          </table:table-cell>
          <table:table-cell table:style-name="ce1" office:value-type="float" office:value="24.1662463962095">
            <text:p>24.166246</text:p>
          </table:table-cell>
          <table:table-cell table:number-columns-repeated="4"/>
        </table:table-row>
        <table:table-row table:style-name="ro2"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style-name="ce1" office:value-type="float" office:value="0.0325378745461033">
            <text:p>0.032538</text:p>
          </table:table-cell>
          <table:table-cell table:style-name="ce1" office:value-type="float" office:value="0.0304730804593478">
            <text:p>0.030473</text:p>
          </table:table-cell>
          <table:table-cell table:style-name="ce1" office:value-type="float" office:value="24.2503002325753">
            <text:p>24.250300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table:style-name="ce1" office:value-type="float" office:value="0.0831453978097737">
            <text:p>0.083145</text:p>
          </table:table-cell>
          <table:table-cell table:style-name="ce1" office:value-type="float" office:value="0.0663226478227165">
            <text:p>0.066323</text:p>
          </table:table-cell>
          <table:table-cell table:style-name="ce1" office:value-type="float" office:value="27.2694933197182">
            <text:p>27.26949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table:style-name="ce1" office:value-type="float" office:value="0.0956532064201519">
            <text:p>0.095653</text:p>
          </table:table-cell>
          <table:table-cell table:style-name="ce1" office:value-type="float" office:value="0.0754353104308008">
            <text:p>0.075435</text:p>
          </table:table-cell>
          <table:table-cell table:style-name="ce1" office:value-type="float" office:value="27.592048709781">
            <text:p>27.592049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table:style-name="ce1" office:value-type="float" office:value="0.124147814037815">
            <text:p>0.124148</text:p>
          </table:table-cell>
          <table:table-cell table:style-name="ce1" office:value-type="float" office:value="0.101530293795098">
            <text:p>0.101530</text:p>
          </table:table-cell>
          <table:table-cell table:style-name="ce1" office:value-type="float" office:value="27.4724967380208">
            <text:p>27.472497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">
            <text:p>1</text:p>
          </table:table-cell>
          <table:table-cell table:style-name="ce1" office:value-type="float" office:value="0.126664320367031">
            <text:p>0.126664</text:p>
          </table:table-cell>
          <table:table-cell table:style-name="ce1" office:value-type="float" office:value="0.105514742244953">
            <text:p>0.105515</text:p>
          </table:table-cell>
          <table:table-cell table:style-name="ce1" office:value-type="float" office:value="28.4032550856323">
            <text:p>28.403255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3">
            <text:p>1.3</text:p>
          </table:table-cell>
          <table:table-cell table:style-name="ce1" office:value-type="float" office:value="0.102906022523898">
            <text:p>0.102906</text:p>
          </table:table-cell>
          <table:table-cell table:style-name="ce1" office:value-type="float" office:value="0.0817323785545614">
            <text:p>0.081732</text:p>
          </table:table-cell>
          <table:table-cell table:style-name="ce1" office:value-type="float" office:value="28.2068834315455">
            <text:p>28.20688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6">
            <text:p>1.6</text:p>
          </table:table-cell>
          <table:table-cell table:style-name="ce1" office:value-type="float" office:value="0.172083337628808">
            <text:p>0.172083</text:p>
          </table:table-cell>
          <table:table-cell table:style-name="ce1" office:value-type="float" office:value="0.128296807618589">
            <text:p>0.128297</text:p>
          </table:table-cell>
          <table:table-cell table:style-name="ce1" office:value-type="float" office:value="30.2524225034902">
            <text:p>30.252423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1.9">
            <text:p>1.9</text:p>
          </table:table-cell>
          <table:table-cell table:style-name="ce1" office:value-type="float" office:value="0.456208140692632">
            <text:p>0.456208</text:p>
          </table:table-cell>
          <table:table-cell table:style-name="ce1" office:value-type="float" office:value="0.372138124960974">
            <text:p>0.372138</text:p>
          </table:table-cell>
          <table:table-cell table:style-name="ce1" office:value-type="float" office:value="29.6902124951811">
            <text:p>29.69021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2">
            <text:p>2.2</text:p>
          </table:table-cell>
          <table:table-cell table:style-name="ce1" office:value-type="float" office:value="0.994297929236677">
            <text:p>0.994298</text:p>
          </table:table-cell>
          <table:table-cell table:style-name="ce1" office:value-type="float" office:value="0.993771305985321">
            <text:p>0.993771</text:p>
          </table:table-cell>
          <table:table-cell table:style-name="ce1" office:value-type="float" office:value="26.6363321840341">
            <text:p>26.63633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5">
            <text:p>2.5</text:p>
          </table:table-cell>
          <table:table-cell table:style-name="ce1" office:value-type="float" office:value="0.998203011627001">
            <text:p>0.998203</text:p>
          </table:table-cell>
          <table:table-cell table:style-name="ce1" office:value-type="float" office:value="0.998143388818873">
            <text:p>0.998143</text:p>
          </table:table-cell>
          <table:table-cell table:style-name="ce1" office:value-type="float" office:value="25.4583323870096">
            <text:p>25.458332</text:p>
          </table:table-cell>
          <table:table-cell table:number-columns-repeated="4"/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2.8">
            <text:p>2.8</text:p>
          </table:table-cell>
          <table:table-cell table:style-name="ce1" office:value-type="float" office:value="0.992980091118662">
            <text:p>0.992980</text:p>
          </table:table-cell>
          <table:table-cell table:style-name="ce1" office:value-type="float" office:value="0.99216247324951">
            <text:p>0.992162</text:p>
          </table:table-cell>
          <table:table-cell table:style-name="ce1" office:value-type="float" office:value="26.0385692606823">
            <text:p>26.038569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>
            <draw:frame table:end-cell-address="'Coeffecient test'.H42" table:end-x="0.6697in" table:end-y="0.1008in" draw:z-index="0" draw:style-name="gr1" draw:text-style-name="P1" svg:width="6.6949in" svg:height="3.7654in" svg:x="0.1976in" svg:y="0.0693in">
              <draw:object draw:notify-on-update-of-ranges="'Coeffecient test'.A2:'Coeffecient test'.A8 'Coeffecient test'.C2:'Coeffecient test'.C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8"/>
          <table:table-cell>
            <draw:frame table:end-cell-address="'Coeffecient test'.P41" table:end-x="0.1539in" table:end-y="0.174in" draw:z-index="1" draw:style-name="gr1" draw:text-style-name="P1" svg:width="6.3in" svg:height="3.535in" svg:x="0.0768in" svg:y="0.0173in">
              <draw:object draw:notify-on-update-of-ranges="'Coeffecient test'.A2:'Coeffecient test'.A2 'Coeffecient test'.D2:'Coeffecient test'.D2 'Coeffecient test'.A3:'Coeffecient test'.A3 'Coeffecient test'.D3:'Coeffecient test'.D3 'Coeffecient test'.A4:'Coeffecient test'.A4 'Coeffecient test'.D4:'Coeffecient test'.D4 'Coeffecient test'.A5:'Coeffecient test'.A5 'Coeffecient test'.D5:'Coeffecient test'.D5 'Coeffecient test'.A6:'Coeffecient test'.A6 'Coeffecient test'.D6:'Coeffecient test'.D6 'Coeffecient test'.A7:'Coeffecient test'.A7 'Coeffecient test'.D7:'Coeffecient test'.D7 'Coeffecient test'.A8:'Coeffecient test'.A8 'Coeffecient test'.D8:'Coeffecient test'.D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</table:table-row>
        <table:table-row table:style-name="ro2" table:number-rows-repeated="20">
          <table:table-cell table:number-columns-repeated="9"/>
        </table:table-row>
        <table:table-row table:style-name="ro2">
          <table:table-cell>
            <draw:frame table:end-cell-address="'Coeffecient test'.H63" table:end-x="0.3736in" table:end-y="0.1217in" draw:z-index="2" draw:style-name="gr1" draw:text-style-name="P1" svg:width="6.3in" svg:height="3.5457in" svg:x="0.2965in" svg:y="0.1323in">
              <draw:object draw:notify-on-update-of-ranges="'Coeffecient test'.B9:'Coeffecient test'.B18 'Coeffecient test'.C9:'Coeffecient test'.C1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8"/>
        </table:table-row>
        <table:table-row table:style-name="ro2">
          <table:table-cell table:number-columns-repeated="7"/>
          <table:table-cell>
            <draw:frame table:end-cell-address="'Coeffecient test'.O64" table:end-x="0.8343in" table:end-y="0.0831in" draw:z-index="3" draw:style-name="gr1" draw:text-style-name="P1" svg:width="6.3in" svg:height="3.5445in" svg:x="0.7575in" svg:y="0.0949in">
              <draw:object draw:notify-on-update-of-ranges="'Coeffecient test'.B9:'Coeffecient test'.B18 'Coeffecient test'.D9:'Coeffecient test'.D18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1/11/2021</text:date>, <text:time>16:5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1S</meta:editing-duration>
    <meta:editing-cycles>13</meta:editing-cycles>
    <meta:generator>OpenOffice/4.1.7$Win32 OpenOffice.org_project/417m1$Build-9800</meta:generator>
    <dc:date>2021-01-11T16:56:42.03</dc:date>
    <meta:document-statistic meta:table-count="6" meta:cell-count="329" meta:object-count="1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436cm" svg:y="0.315cm" chart:style-name="ch2">
          <text:p>RMSE vs Alpha</text:p>
        </chart:title>
        <chart:subtitle svg:x="5.166cm" svg:y="1.273cm" chart:style-name="ch3">
          <text:p>for chainDres5_Matrix_noise000</text:p>
        </chart:subtitle>
        <chart:plot-area chart:style-name="ch4" table:cell-range-address="parameterChoiceForBestAlpha.A4:parameterChoiceForBestAlpha.B23" chart:data-source-has-labels="both" svg:x="1.358cm" svg:y="2.314cm" svg:width="14.005cm" svg:height="5.479cm">
          <chartooo:coordinate-region svg:x="3.197cm" svg:y="2.526cm" svg:width="11.926cm" svg:height="4.594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56cm" chart:style-name="ch8">
              <text:p>RMSE</text:p>
            </chart:title>
            <chart:grid chart:style-name="ch9" chart:class="major"/>
          </chart:axis>
          <chart:series chart:style-name="ch10" chart:values-cell-range-address="parameterChoiceForBestAlpha.B5:parameterChoiceForBestAlpha.B23" chart:label-cell-address="parameterChoiceForBestAlpha.B4:parameterChoiceForBestAlpha.B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parameterChoiceForBestAlpha.B4:parameterChoiceForBestAlpha.B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23.0122795184212">
                <text:p>23.0122795184212</text:p>
                <draw:g>
                  <svg:desc>parameterChoiceForBestAlpha.B5:parameterChoiceForBestAlpha.B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23.0741126356651">
                <text:p>23.074112635665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23.1358826834313">
                <text:p>23.13588268343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3.1449398815287">
                <text:p>23.144939881528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4.7988736710095">
                <text:p>24.798873671009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24.8124613205858">
                <text:p>24.812461320585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25.4834006337223">
                <text:p>25.4834006337223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25.7913822674656">
                <text:p>25.791382267465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25.5710091854511">
                <text:p>25.571009185451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6.0155616133415">
                <text:p>26.015561613341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26.9019615037629">
                <text:p>26.9019615037629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26.6507184476539">
                <text:p>26.6507184476539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26.9199866318876">
                <text:p>26.919986631887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27.530539306524">
                <text:p>27.53053930652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27.9276842430668">
                <text:p>27.927684243066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28.4416347931287">
                <text:p>28.441634793128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26.7928312747001">
                <text:p>26.7928312747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28.1509431574237">
                <text:p>28.1509431574237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28.63885425744">
                <text:p>28.63885425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6.515cm" svg:y="0.316cm" chart:style-name="ch2">
          <text:p>SCC vs Noise </text:p>
        </chart:title>
        <chart:legend chart:legend-position="end" svg:x="14.692cm" svg:y="4.191cm" style:legend-expansion="high" chart:style-name="ch3"/>
        <chart:plot-area chart:style-name="ch4" table:cell-range-address="noiseLevelTest.A2:noiseLevelTest.B14 noiseLevelTest.B1:noiseLevelTest.B1" chart:data-source-has-labels="both" svg:x="0.77cm" svg:y="1.635cm" svg:width="13.282cm" svg:height="6.772cm">
          <chartooo:coordinate-region svg:x="2.609cm" svg:y="1.635cm" svg:width="11.443cm" svg:height="6.099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B2:noiseLevelTest.B14" chart:label-cell-address="noiseLevelTest.B1:noiseLevelTest.B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noiseLevelTest.B1:noiseLevelTest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8240332546">
                <text:p>0.99998240332546</text:p>
                <draw:g>
                  <svg:desc>noiseLevelTest.B2:noiseLevelTest.B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7537716836">
                <text:p>0.996707537716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373293819411">
                <text:p>0.9963732938194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7263571225272">
                <text:p>0.9972635712252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494523294179">
                <text:p>0.9944945232941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3030496459454">
                <text:p>0.9930304964594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290315433369">
                <text:p>0.9942903154333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605542491752">
                <text:p>0.996605542491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257571879293">
                <text:p>0.9972575718792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077982698343">
                <text:p>0.99507798269834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2251784314861">
                <text:p>0.99225178431486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89830915638319">
                <text:p>0.98983091563831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2936404282722">
                <text:p>0.9929364042827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436cm" svg:y="0.316cm" chart:style-name="ch2">
          <text:p>RMSE vs Noise</text:p>
        </chart:title>
        <chart:legend chart:legend-position="end" svg:x="13.892cm" svg:y="4.191cm" style:legend-expansion="high" chart:style-name="ch3"/>
        <chart:plot-area chart:style-name="ch4" table:cell-range-address="noiseLevelTest.A2:noiseLevelTest.A14 noiseLevelTest.C1:noiseLevelTest.C14" chart:data-source-has-labels="both" svg:x="0.77cm" svg:y="1.635cm" svg:width="12.482cm" svg:height="6.772cm">
          <chartooo:coordinate-region svg:x="2.609cm" svg:y="1.847cm" svg:width="10.363cm" svg:height="5.887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C2:noiseLevelTest.C14" chart:label-cell-address="noiseLevelTest.C1:noiseLevelTest.C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noiseLevelTest.C1:noiseLevelTest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26.0155616133415">
                <text:p>26.0155616133415</text:p>
                <draw:g>
                  <svg:desc>noiseLevelTest.C2:noiseLevelTest.C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6.7760010700324">
                <text:p>26.77600107003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.8655367491004">
                <text:p>26.86553674910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6.9762563277942">
                <text:p>26.97625632779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3080454081348">
                <text:p>25.308045408134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6.7196134061735">
                <text:p>26.71961340617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.5720234976106">
                <text:p>26.572023497610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7.1443753593241">
                <text:p>27.144375359324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6.3887029711031">
                <text:p>26.38870297110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6.5046522769924">
                <text:p>26.504652276992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.344514452602">
                <text:p>27.3445144526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.8845982701771">
                <text:p>25.884598270177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5.3023531797448">
                <text:p>25.302353179744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minimum="0.989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81cm" svg:y="0.316cm" chart:style-name="ch2">
          <text:p>PCC vs Noise</text:p>
        </chart:title>
        <chart:legend chart:legend-position="end" svg:x="14.689cm" svg:y="4.188cm" style:legend-expansion="high" chart:style-name="ch3"/>
        <chart:plot-area chart:style-name="ch4" table:cell-range-address="noiseLevelTest.A2:noiseLevelTest.A14 noiseLevelTest.D1:noiseLevelTest.D14" chart:data-source-has-labels="both" svg:x="0.77cm" svg:y="1.635cm" svg:width="13.279cm" svg:height="6.765cm">
          <chartooo:coordinate-region svg:x="2.609cm" svg:y="1.635cm" svg:width="11.44cm" svg:height="6.092cm"/>
          <chart:axis chart:dimension="x" chart:name="primary-x" chart:style-name="ch5" chartooo:axis-type="auto">
            <chartooo:date-scale/>
            <chart:categories table:cell-range-address="noiseLevelTest.A2:noiseLevelTest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oiseLevelTest.D2:noiseLevelTest.D14" chart:label-cell-address="noiseLevelTest.D1:noiseLevelTest.D1" chart:class="chart:bar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noiseLevelTest.D1:noiseLevelTest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oiseLevelTest.A2:noiseLevelTest.A14</svg:desc>
                </draw:g>
              </table:table-cell>
              <table:table-cell office:value-type="float" office:value="0.999979231485446">
                <text:p>0.999979231485446</text:p>
                <draw:g>
                  <svg:desc>noiseLevelTest.D2:noiseLevelTest.D1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6703226769754">
                <text:p>0.99670322676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6605569931485">
                <text:p>0.99660556993148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6730064735662">
                <text:p>0.9967300647356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4220920273487">
                <text:p>0.9942209202734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2999855836544">
                <text:p>0.9929998558365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482984046709">
                <text:p>0.9948298404670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6356840866297">
                <text:p>0.9963568408662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7096891081244">
                <text:p>0.9970968910812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5491544913667">
                <text:p>0.99549154491366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3056527208882">
                <text:p>0.99305652720888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0338148913338">
                <text:p>0.9903381489133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0903718116543">
                <text:p>0.99090371811654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6cm" svg:height="9.565cm" xlink:href=".." xlink:type="simple" chart:class="chart:bar" chart:style-name="ch1">
        <chart:title svg:x="6.105cm" svg:y="0.327cm" chart:style-name="ch2">
          <text:p>Pearson vs Coeffcient 1</text:p>
        </chart:title>
        <chart:plot-area chart:style-name="ch3" table:cell-range-address="'Coeffecient test'.A2:'Coeffecient test'.A8 'Coeffecient test'.C2:'Coeffecient test'.C8" chart:data-source-has-labels="column" svg:x="1.378cm" svg:y="1.679cm" svg:width="14.948cm" svg:height="6.687cm">
          <chartooo:coordinate-region svg:x="3.031cm" svg:y="1.891cm" svg:width="13.295cm" svg:height="5.802cm"/>
          <chart:axis chart:dimension="x" chart:name="primary-x" chart:style-name="ch4" chartooo:axis-type="auto">
            <chartooo:date-scale/>
            <chart:title svg:x="7.842cm" svg:y="8.558cm" chart:style-name="ch5">
              <text:p>Coeffecient 1</text:p>
            </chart:title>
            <chart:categories table:cell-range-address="'Coeffecient test'.A2:'Coeffecient test'.A8"/>
          </chart:axis>
          <chart:axis chart:dimension="y" chart:name="primary-y" chart:style-name="ch6">
            <chart:title svg:x="0.451cm" svg:y="6.468cm" chart:style-name="ch7">
              <text:p>Pearson Coeffcient</text:p>
            </chart:title>
            <chart:grid chart:style-name="ch8" chart:class="major"/>
          </chart:axis>
          <chart:series chart:style-name="ch9" chart:values-cell-range-address="'Coeffecient test'.C2:'Coeffecient test'.C8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A2:'Coeffecient test'.A8</svg:desc>
                </draw:g>
              </table:table-cell>
              <table:table-cell office:value-type="float" office:value="0.993806555254831">
                <text:p>0.993806555254831</text:p>
                <draw:g>
                  <svg:desc>'Coeffecient test'.C2:'Coeffecient test'.C8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94297929236677">
                <text:p>0.99429792923667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97001421560944">
                <text:p>0.997001421560944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6493791966315">
                <text:p>0.99649379196631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025457034209788">
                <text:p>0.025457034209788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0291282426030332">
                <text:p>0.029128242603033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0325378745461033">
                <text:p>0.03253787454610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21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21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21"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21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bar" chart:style-name="ch1">
        <chart:title svg:x="5.947cm" svg:y="0.315cm" chart:style-name="ch2">
          <text:p>SCC vs Coeffcient 1</text:p>
        </chart:title>
        <chart:legend chart:legend-position="end" svg:x="14.772cm" svg:y="2.606cm" style:legend-expansion="high" chart:style-name="ch3"/>
        <chart:plot-area chart:style-name="ch4" table:cell-range-address="'Coeffecient test'.A2:'Coeffecient test'.A8 'Coeffecient test'.D2:'Coeffecient test'.D8" chart:data-source-has-labels="column" svg:x="0.77cm" svg:y="1.631cm" svg:width="13.362cm" svg:height="6.75cm">
          <chartooo:coordinate-region svg:x="2.423cm" svg:y="1.844cm" svg:width="11.709cm" svg:height="6.3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oeffecient test'.D2:'Coeffecient test'.D2" chart:label-cell-address="'Coeffecient test'.A2:'Coeffecient test'.A2" chart:class="chart:bar">
            <chart:data-point/>
          </chart:series>
          <chart:series chart:style-name="ch9" chart:values-cell-range-address="'Coeffecient test'.D3:'Coeffecient test'.D3" chart:label-cell-address="'Coeffecient test'.A3:'Coeffecient test'.A3" chart:class="chart:bar">
            <chart:data-point/>
          </chart:series>
          <chart:series chart:style-name="ch10" chart:values-cell-range-address="'Coeffecient test'.D4:'Coeffecient test'.D4" chart:label-cell-address="'Coeffecient test'.A4:'Coeffecient test'.A4" chart:class="chart:bar">
            <chart:data-point/>
          </chart:series>
          <chart:series chart:style-name="ch11" chart:values-cell-range-address="'Coeffecient test'.D5:'Coeffecient test'.D5" chart:label-cell-address="'Coeffecient test'.A5:'Coeffecient test'.A5" chart:class="chart:bar">
            <chart:data-point/>
          </chart:series>
          <chart:series chart:style-name="ch12" chart:values-cell-range-address="'Coeffecient test'.D6:'Coeffecient test'.D6" chart:label-cell-address="'Coeffecient test'.A6:'Coeffecient test'.A6" chart:class="chart:bar">
            <chart:data-point/>
          </chart:series>
          <chart:series chart:style-name="ch13" chart:values-cell-range-address="'Coeffecient test'.D7:'Coeffecient test'.D7" chart:label-cell-address="'Coeffecient test'.A7:'Coeffecient test'.A7" chart:class="chart:bar">
            <chart:data-point/>
          </chart:series>
          <chart:series chart:style-name="ch14" chart:values-cell-range-address="'Coeffecient test'.D8:'Coeffecient test'.D8" chart:label-cell-address="'Coeffecient test'.A8:'Coeffecient test'.A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'Coeffecient test'.A2:'Coeffecient test'.A2</svg:desc>
                </draw:g>
              </table:table-cell>
              <table:table-cell office:value-type="float" office:value="0.993186753013054">
                <text:p>0.993186753013054</text:p>
                <draw:g>
                  <svg:desc>'Coeffecient test'.D2:'Coeffecient test'.D2</svg:desc>
                </draw:g>
              </table:table-cell>
            </table:table-row>
            <table:table-row>
              <table:table-cell office:value-type="string">
                <text:p>0.3</text:p>
                <draw:g>
                  <svg:desc>'Coeffecient test'.A3:'Coeffecient test'.A3</svg:desc>
                </draw:g>
              </table:table-cell>
              <table:table-cell office:value-type="float" office:value="0.993771305985321">
                <text:p>0.993771305985321</text:p>
                <draw:g>
                  <svg:desc>'Coeffecient test'.D3:'Coeffecient test'.D3</svg:desc>
                </draw:g>
              </table:table-cell>
            </table:table-row>
            <table:table-row>
              <table:table-cell office:value-type="string">
                <text:p>0.6</text:p>
                <draw:g>
                  <svg:desc>'Coeffecient test'.A4:'Coeffecient test'.A4</svg:desc>
                </draw:g>
              </table:table-cell>
              <table:table-cell office:value-type="float" office:value="0.996820163107798">
                <text:p>0.996820163107798</text:p>
                <draw:g>
                  <svg:desc>'Coeffecient test'.D4:'Coeffecient test'.D4</svg:desc>
                </draw:g>
              </table:table-cell>
            </table:table-row>
            <table:table-row>
              <table:table-cell office:value-type="string">
                <text:p>0.9</text:p>
                <draw:g>
                  <svg:desc>'Coeffecient test'.A5:'Coeffecient test'.A5</svg:desc>
                </draw:g>
              </table:table-cell>
              <table:table-cell office:value-type="float" office:value="0.996219760529307">
                <text:p>0.996219760529307</text:p>
                <draw:g>
                  <svg:desc>'Coeffecient test'.D5:'Coeffecient test'.D5</svg:desc>
                </draw:g>
              </table:table-cell>
            </table:table-row>
            <table:table-row>
              <table:table-cell office:value-type="string">
                <text:p>1.2</text:p>
                <draw:g>
                  <svg:desc>'Coeffecient test'.A6:'Coeffecient test'.A6</svg:desc>
                </draw:g>
              </table:table-cell>
              <table:table-cell office:value-type="float" office:value="0.0201768409517453">
                <text:p>0.0201768409517453</text:p>
                <draw:g>
                  <svg:desc>'Coeffecient test'.D6:'Coeffecient test'.D6</svg:desc>
                </draw:g>
              </table:table-cell>
            </table:table-row>
            <table:table-row>
              <table:table-cell office:value-type="string">
                <text:p>1.5</text:p>
                <draw:g>
                  <svg:desc>'Coeffecient test'.A7:'Coeffecient test'.A7</svg:desc>
                </draw:g>
              </table:table-cell>
              <table:table-cell office:value-type="float" office:value="0.0301026308959027">
                <text:p>0.0301026308959027</text:p>
                <draw:g>
                  <svg:desc>'Coeffecient test'.D7:'Coeffecient test'.D7</svg:desc>
                </draw:g>
              </table:table-cell>
            </table:table-row>
            <table:table-row>
              <table:table-cell office:value-type="string">
                <text:p>1.9</text:p>
                <draw:g>
                  <svg:desc>'Coeffecient test'.A8:'Coeffecient test'.A8</svg:desc>
                </draw:g>
              </table:table-cell>
              <table:table-cell office:value-type="float" office:value="0.0304730804593478">
                <text:p>0.0304730804593478</text:p>
                <draw:g>
                  <svg:desc>'Coeffecient test'.D8:'Coeffecient test'.D8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947cm" svg:y="0.316cm" chart:style-name="ch2">
          <text:p>PCC vs Coeffcient 2</text:p>
        </chart:title>
        <chart:plot-area chart:style-name="ch3" table:cell-range-address="'Coeffecient test'.B9:'Coeffecient test'.C18" chart:data-source-has-labels="column" svg:x="0.77cm" svg:y="1.635cm" svg:width="14.593cm" svg:height="6.772cm">
          <chartooo:coordinate-region svg:x="2.423cm" svg:y="1.848cm" svg:width="12.94cm" svg:height="5.886cm"/>
          <chart:axis chart:dimension="x" chart:name="primary-x" chart:style-name="ch4" chartooo:axis-type="auto">
            <chartooo:date-scale/>
            <chart:categories table:cell-range-address="'Coeffecient test'.B9:'Coeffecient test'.B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effecient test'.C9:'Coeffecient test'.C18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B9:'Coeffecient test'.B18</svg:desc>
                </draw:g>
              </table:table-cell>
              <table:table-cell office:value-type="float" office:value="0.0831453978097737">
                <text:p>0.0831453978097737</text:p>
                <draw:g>
                  <svg:desc>'Coeffecient test'.C9:'Coeffecient test'.C18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956532064201519">
                <text:p>0.095653206420151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24147814037815">
                <text:p>0.1241478140378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26664320367031">
                <text:p>0.12666432036703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102906022523898">
                <text:p>0.102906022523898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72083337628808">
                <text:p>0.17208333762880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456208140692632">
                <text:p>0.456208140692632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994297929236677">
                <text:p>0.994297929236677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998203011627001">
                <text:p>0.99820301162700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992980091118662">
                <text:p>0.9929800911186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4cm" xlink:href=".." xlink:type="simple" chart:class="chart:bar" chart:style-name="ch1">
        <chart:title svg:x="5.894cm" svg:y="0.316cm" chart:style-name="ch2">
          <text:p>SCC vs Coefficient 2</text:p>
        </chart:title>
        <chart:plot-area chart:style-name="ch3" table:cell-range-address="'Coeffecient test'.B9:'Coeffecient test'.B18 'Coeffecient test'.D9:'Coeffecient test'.D18" chart:data-source-has-labels="column" svg:x="1.358cm" svg:y="1.635cm" svg:width="14.005cm" svg:height="6.181cm">
          <chartooo:coordinate-region svg:x="3.011cm" svg:y="1.848cm" svg:width="12.352cm" svg:height="5.295cm"/>
          <chart:axis chart:dimension="x" chart:name="primary-x" chart:style-name="ch4" chartooo:axis-type="auto">
            <chartooo:date-scale/>
            <chart:title svg:x="7.443cm" svg:y="7.997cm" chart:style-name="ch5">
              <text:p>Coeffcient 2</text:p>
            </chart:title>
            <chart:categories table:cell-range-address="'Coeffecient test'.B9:'Coeffecient test'.B18"/>
          </chart:axis>
          <chart:axis chart:dimension="y" chart:name="primary-y" chart:style-name="ch6">
            <chart:title svg:x="0.451cm" svg:y="5.126cm" chart:style-name="ch7">
              <text:p>SCC</text:p>
            </chart:title>
            <chart:grid chart:style-name="ch8" chart:class="major"/>
          </chart:axis>
          <chart:series chart:style-name="ch9" chart:values-cell-range-address="'Coeffecient test'.D9:'Coeffecient test'.D18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'Coeffecient test'.B9:'Coeffecient test'.B18</svg:desc>
                </draw:g>
              </table:table-cell>
              <table:table-cell office:value-type="float" office:value="0.0663226478227165">
                <text:p>0.0663226478227165</text:p>
                <draw:g>
                  <svg:desc>'Coeffecient test'.D9:'Coeffecient test'.D18</svg:desc>
                </draw:g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0754353104308008">
                <text:p>0.075435310430800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01530293795098">
                <text:p>0.10153029379509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05514742244953">
                <text:p>0.105514742244953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0817323785545614">
                <text:p>0.081732378554561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128296807618589">
                <text:p>0.128296807618589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372138124960974">
                <text:p>0.372138124960974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0.993771305985321">
                <text:p>0.99377130598532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0.998143388818873">
                <text:p>0.998143388818873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0.99216247324951">
                <text:p>0.9921624732495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4cm" xlink:href=".." xlink:type="simple" chart:class="chart:line" chart:style-name="ch1">
        <chart:title svg:x="5.603cm" svg:y="0.315cm" chart:style-name="ch2">
          <text:p>Runtime Vs Swarm Size</text:p>
        </chart:title>
        <chart:plot-area chart:style-name="ch3" table:cell-range-address="swarmSizeTest.A1:swarmSizeTest.A4 swarmSizeTest.E1:swarmSizeTest.E4" chart:data-source-has-labels="both" svg:x="1.358cm" svg:y="1.631cm" svg:width="14.005cm" svg:height="6.166cm">
          <chartooo:coordinate-region svg:x="2.165cm" svg:y="1.844cm" svg:width="13.104cm" svg:height="5.28cm"/>
          <chart:axis chart:dimension="x" chart:name="primary-x" chart:style-name="ch4" chartooo:axis-type="auto">
            <chartooo:date-scale/>
            <chart:title svg:x="7.443cm" svg:y="7.977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4">
            <chart:title svg:x="0.451cm" svg:y="5.419cm" chart:style-name="ch6">
              <text:p>Seconds</text:p>
            </chart:title>
            <chart:grid chart:style-name="ch7" chart:class="major"/>
          </chart:axis>
          <chart:series chart:style-name="ch8" chart:values-cell-range-address="swarmSizeTest.E2:swarmSizeTest.E4" chart:label-cell-address="swarmSizeTest.E1:swarmSizeTest.E1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warmSizeTest.E1:swarmSizeTest.E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660.2452917099">
                <text:p>660.2452917099</text:p>
                <draw:g>
                  <svg:desc>swarmSizeTest.E2:swarmSizeTest.E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15.267109394074">
                <text:p>415.26710939407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0.068595170975">
                <text:p>170.06859517097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SCC vs Alpha</text:p>
        </chart:title>
        <chart:subtitle svg:x="5.099cm" svg:y="1.275cm" chart:style-name="ch3">
          <text:p>For chainDres5_Matrix_noise000</text:p>
        </chart:subtitle>
        <chart:plot-area chart:style-name="ch4" table:cell-range-address="parameterChoiceForBestAlpha.A5:parameterChoiceForBestAlpha.A23 parameterChoiceForBestAlpha.C4:parameterChoiceForBestAlpha.C23" chart:data-source-has-labels="both" svg:x="1.358cm" svg:y="2.318cm" svg:width="14.002cm" svg:height="5.494cm">
          <chartooo:coordinate-region svg:x="3.197cm" svg:y="2.531cm" svg:width="11.924cm" svg:height="4.608cm"/>
          <chart:axis chart:dimension="x" chart:name="primary-x" chart:style-name="ch5" chartooo:axis-type="auto">
            <chartooo:date-scale/>
            <chart:title svg:x="7.892cm" svg:y="7.99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66cm" chart:style-name="ch8">
              <text:p>SCC</text:p>
            </chart:title>
            <chart:grid chart:style-name="ch9" chart:class="major"/>
          </chart:axis>
          <chart:series chart:style-name="ch10" chart:values-cell-range-address="parameterChoiceForBestAlpha.C5:parameterChoiceForBestAlpha.C23" chart:label-cell-address="parameterChoiceForBestAlpha.C4:parameterChoiceForBestAlpha.C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parameterChoiceForBestAlpha.C4:parameterChoiceForBestAlpha.C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727723343661792">
                <text:p>0.727723343661792</text:p>
                <draw:g>
                  <svg:desc>parameterChoiceForBestAlpha.C5:parameterChoiceForBestAlpha.C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84414021425307">
                <text:p>0.8441402142530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904377455048168">
                <text:p>0.90437745504816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947258185662928">
                <text:p>0.94725818566292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7006051702168">
                <text:p>0.9700605170216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83835998411832">
                <text:p>0.983835998411832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91942243529892">
                <text:p>0.99194224352989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6671319032273">
                <text:p>0.99667131903227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9204567179543">
                <text:p>0.99920456717954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8240332546">
                <text:p>0.999982403325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9235801215857">
                <text:p>0.99923580121585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6956483338341">
                <text:p>0.99695648333834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3116844811452">
                <text:p>0.993116844811452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9024926965413">
                <text:p>0.989024926965413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3762501366384">
                <text:p>0.983762501366384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7968494990927">
                <text:p>0.977968494990927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71507489856134">
                <text:p>0.971507489856134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4672968753703">
                <text:p>0.964672968753703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7496353993884">
                <text:p>0.9574963539938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6.582cm" svg:y="0.315cm" chart:style-name="ch2">
          <text:p>PCC vs Alpha</text:p>
        </chart:title>
        <chart:subtitle svg:x="5.1cm" svg:y="1.273cm" chart:style-name="ch3">
          <text:p>For chainDres5_Matrix_noise000</text:p>
        </chart:subtitle>
        <chart:plot-area chart:style-name="ch4" table:cell-range-address="parameterChoiceForBestAlpha.A5:parameterChoiceForBestAlpha.A23 parameterChoiceForBestAlpha.D4:parameterChoiceForBestAlpha.D23" chart:data-source-has-labels="both" svg:x="1.358cm" svg:y="2.314cm" svg:width="14.005cm" svg:height="5.479cm">
          <chartooo:coordinate-region svg:x="3.197cm" svg:y="2.527cm" svg:width="11.926cm" svg:height="4.593cm"/>
          <chart:axis chart:dimension="x" chart:name="primary-x" chart:style-name="ch5" chartooo:axis-type="auto">
            <chartooo:date-scale/>
            <chart:title svg:x="7.893cm" svg:y="7.973cm" chart:style-name="ch6">
              <text:p>Alpha</text:p>
            </chart:title>
            <chart:categories table:cell-range-address="parameterChoiceForBestAlpha.A5:parameterChoiceForBestAlpha.A23"/>
          </chart:axis>
          <chart:axis chart:dimension="y" chart:name="primary-y" chart:style-name="ch7">
            <chart:title svg:x="0.451cm" svg:y="5.454cm" chart:style-name="ch8">
              <text:p>PCC</text:p>
            </chart:title>
            <chart:grid chart:style-name="ch9" chart:class="major"/>
          </chart:axis>
          <chart:series chart:style-name="ch10" chart:values-cell-range-address="parameterChoiceForBestAlpha.D5:parameterChoiceForBestAlpha.D23" chart:label-cell-address="parameterChoiceForBestAlpha.D4:parameterChoiceForBestAlpha.D4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parameterChoiceForBestAlpha.D4:parameterChoiceForBestAlpha.D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arameterChoiceForBestAlpha.A5:parameterChoiceForBestAlpha.A23</svg:desc>
                </draw:g>
              </table:table-cell>
              <table:table-cell office:value-type="float" office:value="0.674283177846496">
                <text:p>0.674283177846496</text:p>
                <draw:g>
                  <svg:desc>parameterChoiceForBestAlpha.D5:parameterChoiceForBestAlpha.D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77301352302265">
                <text:p>0.7730135230226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847119254385396">
                <text:p>0.84711925438539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897525853808477">
                <text:p>0.897525853808477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937841030313666">
                <text:p>0.93784103031366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965254909889746">
                <text:p>0.96525490988974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82435671058301">
                <text:p>0.982435671058301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93063105521605">
                <text:p>0.99306310552160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8443470619921">
                <text:p>0.9984434706199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99979231485446">
                <text:p>0.999979231485446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8633997857944">
                <text:p>0.998633997857944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95284343758151">
                <text:p>0.995284343758151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90758915692616">
                <text:p>0.990758915692616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986067028472131">
                <text:p>0.98606702847213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980485596277082">
                <text:p>0.980485596277082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974426181259041">
                <text:p>0.97442618125904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967907598283206">
                <text:p>0.967907598283206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961098230139958">
                <text:p>0.961098230139958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954067322205287">
                <text:p>0.9540673222052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828cm" svg:y="0.316cm" chart:style-name="ch2">
          <text:p>RMSE vs Swarm Size</text:p>
        </chart:title>
        <chart:plot-area chart:style-name="ch3" table:cell-range-address="swarmSizeTest.A1:swarmSizeTest.B4" chart:data-source-has-labels="both" svg:x="1.358cm" svg:y="1.635cm" svg:width="14.005cm" svg:height="6.184cm">
          <chartooo:coordinate-region svg:x="3.197cm" svg:y="1.847cm" svg:width="12.072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swarmSizeTest.B2:swarmSizeTest.B4" chart:label-cell-address="swarmSizeTest.B1:swarmSizeTest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swarmSizeTest.B1:swarmSizeTest.B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26.0155616133415">
                <text:p>26.0155616133415</text:p>
                <draw:g>
                  <svg:desc>swarmSizeTest.B2:swarmSizeTest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5971259067359">
                <text:p>24.597125906735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5.329329113091">
                <text:p>25.3293291130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SCC vs Swarm Size</text:p>
        </chart:title>
        <chart:plot-area chart:style-name="ch3" table:cell-range-address="swarmSizeTest.A2:swarmSizeTest.A4 swarmSizeTest.C1:swarmSizeTest.C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swarmSizeTest.C2:swarmSizeTest.C4" chart:label-cell-address="swarmSizeTest.C1:swarmSizeTest.C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swarmSizeTest.C1:swarmSizeTest.C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8240332546">
                <text:p>0.99998240332546</text:p>
                <draw:g>
                  <svg:desc>swarmSizeTest.C2:swarmSizeTest.C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27688351762">
                <text:p>0.99982768835176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6326809400656">
                <text:p>0.9963268094006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PCC vs Swarm Size</text:p>
        </chart:title>
        <chart:plot-area chart:style-name="ch3" table:cell-range-address="swarmSizeTest.A2:swarmSizeTest.A4 swarmSizeTest.D1:swarmSizeTest.D4" chart:data-source-has-labels="both" svg:x="1.358cm" svg:y="1.635cm" svg:width="14.004cm" svg:height="6.184cm">
          <chartooo:coordinate-region svg:x="3.197cm" svg:y="1.847cm" svg:width="12.071cm" svg:height="5.299cm"/>
          <chart:axis chart:dimension="x" chart:name="primary-x" chart:style-name="ch4" chartooo:axis-type="auto">
            <chartooo:date-scale/>
            <chart:title svg:x="7.443cm" svg:y="8cm" chart:style-name="ch5">
              <text:p>Swarm Size</text:p>
            </chart:title>
            <chart:categories table:cell-range-address="swarmSizeTest.A2:swarmSizeTest.A4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swarmSizeTest.D2:swarmSizeTest.D4" chart:label-cell-address="swarmSizeTest.D1:swarmSizeTest.D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swarmSizeTest.D1:swarmSizeTest.D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warmSizeTest.A2:swarmSizeTest.A4</svg:desc>
                </draw:g>
              </table:table-cell>
              <table:table-cell office:value-type="float" office:value="0.999979231485446">
                <text:p>0.999979231485446</text:p>
                <draw:g>
                  <svg:desc>swarmSizeTest.D2:swarmSizeTest.D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9801077225949">
                <text:p>0.9998010772259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95756607537829">
                <text:p>0.9957566075378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6.185cm" svg:y="0.316cm" chart:style-name="ch2">
          <text:p>SCC vs Threshold</text:p>
        </chart:title>
        <chart:plot-area chart:style-name="ch3" table:cell-range-address="thresholdTest.A1:thresholdTest.B7" chart:data-source-has-labels="both" svg:x="1.358cm" svg:y="1.635cm" svg:width="14.004cm" svg:height="6.184cm">
          <chartooo:coordinate-region svg:x="3.197cm" svg:y="1.847cm" svg:width="11.462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SCC</text:p>
            </chart:title>
            <chart:grid chart:style-name="ch8" chart:class="major"/>
          </chart:axis>
          <chart:series chart:style-name="ch9" chart:values-cell-range-address="thresholdTest.B2:thresholdTest.B7" chart:label-cell-address="thresholdTest.B1:thresholdTest.B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C</text:p>
                <draw:g>
                  <svg:desc>thresholdTest.B1:thresholdTest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4677524074646">
                <text:p>0.994677524074646</text:p>
                <draw:g>
                  <svg:desc>thresholdTest.B2:thresholdTest.B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4677524074646">
                <text:p>0.99467752407464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870980797196">
                <text:p>0.995870980797196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8240332546">
                <text:p>0.999982403325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6.185cm" svg:y="0.316cm" chart:style-name="ch2">
          <text:p>PCC vs Threshold</text:p>
        </chart:title>
        <chart:plot-area chart:style-name="ch3" table:cell-range-address="thresholdTest.A2:thresholdTest.A7 thresholdTest.C1:thresholdTest.C7" chart:data-source-has-labels="both" svg:x="1.358cm" svg:y="1.635cm" svg:width="14.005cm" svg:height="6.184cm">
          <chartooo:coordinate-region svg:x="3.197cm" svg:y="1.847cm" svg:width="11.463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128cm" chart:style-name="ch7">
              <text:p>PCC</text:p>
            </chart:title>
            <chart:grid chart:style-name="ch8" chart:class="major"/>
          </chart:axis>
          <chart:series chart:style-name="ch9" chart:values-cell-range-address="thresholdTest.C2:thresholdTest.C7" chart:label-cell-address="thresholdTest.C1:thresholdTest.C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C</text:p>
                <draw:g>
                  <svg:desc>thresholdTest.C1:thresholdTest.C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0.995110771161476">
                <text:p>0.995110771161476</text:p>
                <draw:g>
                  <svg:desc>thresholdTest.C2:thresholdTest.C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995110771161476">
                <text:p>0.9951107711614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0.995323261792214">
                <text:p>0.995323261792214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0.999979231485446">
                <text:p>0.999979231485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21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5.973cm" svg:y="0.316cm" chart:style-name="ch2">
          <text:p>RMSE vs Threshold </text:p>
        </chart:title>
        <chart:plot-area chart:style-name="ch3" table:cell-range-address="thresholdTest.A2:thresholdTest.A7 thresholdTest.D1:thresholdTest.D7" chart:data-source-has-labels="both" svg:x="1.358cm" svg:y="1.635cm" svg:width="14.004cm" svg:height="6.184cm">
          <chartooo:coordinate-region svg:x="2.27cm" svg:y="1.847cm" svg:width="12.389cm" svg:height="5.299cm"/>
          <chart:axis chart:dimension="x" chart:name="primary-x" chart:style-name="ch4" chartooo:axis-type="auto">
            <chartooo:date-scale/>
            <chart:title svg:x="7.562cm" svg:y="8cm" chart:style-name="ch5">
              <text:p>Threshold</text:p>
            </chart:title>
            <chart:categories table:cell-range-address="thresholdTest.A2:thresholdTest.A7"/>
          </chart:axis>
          <chart:axis chart:dimension="y" chart:name="primary-y" chart:style-name="ch6">
            <chart:title svg:x="0.451cm" svg:y="5.234cm" chart:style-name="ch7">
              <text:p>RMSE</text:p>
            </chart:title>
            <chart:grid chart:style-name="ch8" chart:class="major"/>
          </chart:axis>
          <chart:series chart:style-name="ch9" chart:values-cell-range-address="thresholdTest.D2:thresholdTest.D7" chart:label-cell-address="thresholdTest.D1:thresholdTest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MSE</text:p>
                <draw:g>
                  <svg:desc>thresholdTest.D1:thresholdTest.D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thresholdTest.A2:thresholdTest.A7</svg:desc>
                </draw:g>
              </table:table-cell>
              <table:table-cell office:value-type="float" office:value="25.891424833776">
                <text:p>25.891424833776</text:p>
                <draw:g>
                  <svg:desc>thresholdTest.D2:thresholdTest.D7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25.891424833776">
                <text:p>25.891424833776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1">
                <text:p>0</text:p>
              </table:table-cell>
              <table:table-cell office:value-type="float" office:value="27.2971230073361">
                <text:p>27.2971230073361</text:p>
              </table:table-cell>
            </table:table-row>
            <table:table-row>
              <table:table-cell office:value-type="float" office:value="0.000001">
                <text:p>0</text:p>
              </table:table-cell>
              <table:table-cell office:value-type="float" office:value="26.0155616133415">
                <text:p>26.01556161334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